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65cm" table:align="left"/>
    </style:style>
    <style:style style:name="Таблица1.A" style:family="table-column">
      <style:table-column-properties style:column-width="9.34cm"/>
    </style:style>
    <style:style style:name="Таблица1.B" style:family="table-column">
      <style:table-column-properties style:column-width="8.625cm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style:vertical-align="middle" fo:padding="0.097cm" fo:border="0.002cm solid #ffffff"/>
    </style:style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size-complex="8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6" style:family="paragraph" style:parent-style-name="Text_20_body">
      <style:text-properties fo:color="#000000"/>
    </style:style>
    <style:style style:name="P7" style:family="paragraph" style:parent-style-name="Table_20_Contents">
      <style:text-properties fo:color="#000000" style:font-name="Arial" fo:font-size="11pt" style:font-size-asian="11pt" style:font-size-complex="11pt"/>
    </style:style>
    <style:style style:name="P8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9" style:family="paragraph" style:parent-style-name="Table_20_Contents">
      <style:paragraph-properties fo:line-height="100%"/>
      <style:text-properties fo:color="#000000" style:font-name="Arial" fo:font-size="11pt" style:font-size-asian="11pt" style:font-size-complex="11pt"/>
    </style:style>
    <style:style style:name="P10" style:family="paragraph" style:parent-style-name="Table_20_Contents">
      <style:paragraph-properties fo:line-height="150%" fo:text-align="start" style:justify-single-word="false"/>
      <style:text-properties fo:color="#000000" style:font-name="Arial" fo:font-size="11pt" style:font-size-asian="9.60000038146973pt" style:font-size-complex="11pt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font-name="Arial" fo:font-size="8pt" style:font-size-asian="7pt" style:font-size-complex="8pt"/>
    </style:style>
    <style:style style:name="P12" style:family="paragraph" style:parent-style-name="Table_20_Contents">
      <style:paragraph-properties fo:line-height="150%" fo:text-align="center" style:justify-single-word="false"/>
      <style:text-properties fo:color="#000000" style:font-name="Arial" fo:font-size="8pt" style:font-size-asian="8pt" style:font-size-complex="8pt"/>
    </style:style>
    <style:style style:name="P13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50%" fo:text-align="end" style:justify-single-word="false"/>
      <style:text-properties fo:color="#000000" style:font-name="Arial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8">Начальнику <text:s/>____________________________</text:p>
            <text:p text:style-name="P14"><text:span text:style-name="T1">наименование органа местного самоуправления, осуществляющего управление с сфере образования</text:span></text:p>
            <text:p text:style-name="P8">_______________________________________</text:p>
            <text:p text:style-name="P9">_______________________________________</text:p>
            <text:p text:style-name="P11">фамилия ИО начальника</text:p>
            <text:p text:style-name="P9">от_____________________________________</text:p>
            <text:p text:style-name="P12">фамилия имя отчество заявителя</text:p>
            <text:p text:style-name="P10">Контактный телефон: ____________________</text:p>
            <text:p text:style-name="P10">Номер заявки в системе «Электроочередь»:</text:p>
            <text:p text:style-name="P10">_______________________________________</text:p>
            <text:p text:style-name="P8"/>
          </table:table-cell>
        </table:table-row>
      </table:table>
      <text:p text:style-name="P1"/>
      <text:p text:style-name="P15">ЗАЯВЛЕНИЕ</text:p>
      <text:p text:style-name="P4">Прошу Вас внести изменения в ранее направленное заявление и определить следующие муниципальные дошкольные образовательные учреждения г._______________________________</text:p>
      <text:p text:style-name="P4">для предоставления места моему ребенку в качестве приоритетных №___________________________________ и установить желаемую дату поступления _________г.</text:p>
      <text:p text:style-name="P6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«___»______________г. <text:s text:c="46"/>__________________/____________________</text:p>
      <text:p text:style-name="P2"><text:s text:c="18"/>дата <text:s text:c="139"/>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tem User</meta:initial-creator>
    <meta:creation-date>2012-09-04T14:06:16</meta:creation-date>
    <dc:date>2012-09-04T15:23:11</dc:date>
    <dc:creator>System User</dc:creator>
    <meta:editing-duration>PT00H14M28S</meta:editing-duration>
    <meta:editing-cycles>4</meta:editing-cycles>
    <meta:generator>OpenOffice.org/3.2$Linux OpenOffice.org_project/320m12$Build-9483</meta:generator>
    <meta:document-statistic meta:table-count="1" meta:image-count="0" meta:object-count="0" meta:page-count="1" meta:paragraph-count="16" meta:word-count="67" meta:character-count="1020"/>
  </office:meta>
</office:document-meta>
</file>